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c57bf7" officeooo:paragraph-rsid="00c57bf7"/>
    </style:style>
    <style:style style:name="P2" style:family="paragraph" style:parent-style-name="text">
      <style:text-properties officeooo:rsid="00c8c93e" officeooo:paragraph-rsid="00c8c93e"/>
    </style:style>
    <style:style style:name="P3" style:family="paragraph" style:parent-style-name="text" style:list-style-name="L1">
      <style:text-properties officeooo:rsid="00c57bf7" officeooo:paragraph-rsid="00c57bf7"/>
    </style:style>
    <style:style style:name="P4" style:family="paragraph" style:parent-style-name="text" style:list-style-name="L1">
      <style:text-properties officeooo:rsid="00c6563c" officeooo:paragraph-rsid="00c6563c"/>
    </style:style>
    <style:style style:name="P5" style:family="paragraph" style:parent-style-name="text" style:list-style-name="L1">
      <style:text-properties officeooo:rsid="00c7906d" officeooo:paragraph-rsid="00c7906d"/>
    </style:style>
    <style:style style:name="P6" style:family="paragraph" style:parent-style-name="text" style:list-style-name="L1">
      <style:text-properties officeooo:rsid="00c8c93e" officeooo:paragraph-rsid="00c8c93e"/>
    </style:style>
    <style:style style:name="P7" style:family="paragraph" style:parent-style-name="text" style:list-style-name="L1">
      <style:text-properties officeooo:rsid="00d07d2c" officeooo:paragraph-rsid="00d07d2c"/>
    </style:style>
    <style:style style:name="P8" style:family="paragraph" style:parent-style-name="text" style:list-style-name="L1">
      <style:text-properties officeooo:rsid="00d3dbac" officeooo:paragraph-rsid="00d3dbac"/>
    </style:style>
    <style:style style:name="P9" style:family="paragraph" style:parent-style-name="text" style:list-style-name="L1">
      <style:paragraph-properties fo:break-before="page"/>
      <style:text-properties officeooo:rsid="00d07d2c" officeooo:paragraph-rsid="00d07d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zmnožovací soustava</text:p>
      <text:list xml:id="list2849915321" text:style-name="L1">
        <text:list-item>
          <text:p text:style-name="P3">pohlavní soustava muže</text:p>
          <text:list>
            <text:list-item>
              <text:p text:style-name="P3">spermatogeneze</text:p>
              <text:list>
                <text:list-item>
                  <text:p text:style-name="P3">zodpovědná za vznik spermií</text:p>
                </text:list-item>
                <text:list-item>
                  <text:p text:style-name="P3">žláza varlata</text:p>
                  <text:list>
                    <text:list-item>
                      <text:p text:style-name="P3">potřebují nižší teplotu – mimo těl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permatogeneze</text:p>
          <text:list>
            <text:list-item>
              <text:p text:style-name="P4">v semenných kanálcích mitotickým dělením</text:p>
            </text:list-item>
            <text:list-item>
              <text:p text:style-name="P4">přeměna spermatogonií v primární spermatocyty – 2n</text:p>
            </text:list-item>
            <text:list-item>
              <text:p text:style-name="P4">první meiotické dělení – 1n</text:p>
            </text:list-item>
            <text:list-item>
              <text:p text:style-name="P4">sekundární spermatocity se mění ve spermatidy</text:p>
            </text:list-item>
            <text:list-item>
              <text:p text:style-name="P4">druhé meiotické dělení</text:p>
            </text:list-item>
            <text:list-item>
              <text:p text:style-name="P4">vyzrání v Seretiliho buňkách</text:p>
              <text:list>
                <text:list-item>
                  <text:p text:style-name="P4">kondenzace jádra, vytvoření bičíku</text:p>
                </text:list-item>
                <text:list-item>
                  <text:p text:style-name="P4">ztráta cytoplazmy a organel</text:p>
                </text:list-item>
              </text:list>
            </text:list-item>
            <text:list-item>
              <text:p text:style-name="P4">dozrání v nadvarleti</text:p>
            </text:list-item>
          </text:list>
        </text:list-item>
        <text:list-item>
          <text:p text:style-name="P4">Oogeneze</text:p>
          <text:list>
            <text:list-item>
              <text:p text:style-name="P5">vajíčka již od narození</text:p>
            </text:list-item>
            <text:list-item>
              <text:p text:style-name="P5">zastavené dělení</text:p>
            </text:list-item>
          </text:list>
        </text:list-item>
        <text:list-item>
          <text:p text:style-name="P5">menstruační cyklus</text:p>
          <text:list>
            <text:list-item>
              <text:p text:style-name="P5">24-32 dnech</text:p>
            </text:list-item>
            <text:list-item>
              <text:p text:style-name="P5">těsně spjat s ovulačním cyklu</text:p>
            </text:list-item>
            <text:list-item>
              <text:p text:style-name="P5">1. Menstruační fáze</text:p>
              <text:list>
                <text:list-item>
                  <text:p text:style-name="P5">neoplozená sliznice se odstraňuje</text:p>
                </text:list-item>
                <text:list-item>
                  <text:p text:style-name="P5">3-5 dní krvácení</text:p>
                </text:list-item>
              </text:list>
            </text:list-item>
            <text:list-item>
              <text:p text:style-name="P5">2. Fáze proliferační</text:p>
              <text:list>
                <text:list-item>
                  <text:p text:style-name="P5">regenerace a nárust sliznice</text:p>
                </text:list-item>
                <text:list-item>
                  <text:p text:style-name="P5">řízeno estrogeny</text:p>
                </text:list-item>
                <text:list-item>
                  <text:p text:style-name="P6">5-12 den</text:p>
                </text:list-item>
              </text:list>
            </text:list-item>
            <text:list-item>
              <text:p text:style-name="P6">3. Fáze sekreční</text:p>
              <text:list>
                <text:list-item>
                  <text:p text:style-name="P6">pokračuje růst a vývoj sliznice – až 5 mm.</text:p>
                </text:list-item>
                <text:list-item>
                  <text:p text:style-name="P6">12-27 den</text:p>
                </text:list-item>
              </text:list>
            </text:list-item>
            <text:list-item>
              <text:p text:style-name="P6">4. Fáze – ischemická</text:p>
              <text:list>
                <text:list-item>
                  <text:p text:style-name="P6">začkrcení přívodních cév do sliznice</text:p>
                </text:list-item>
                <text:list-item>
                  <text:p text:style-name="P6">pouze 24 hodin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93507411411868" text:continue-numbering="true" text:style-name="L1">
        <text:list-item>
          <text:p text:style-name="P9">znaky donošenosti plodu</text:p>
          <text:list>
            <text:list-item>
              <text:p text:style-name="P7">barva a tvar kůže</text:p>
            </text:list-item>
            <text:list-item>
              <text:p text:style-name="P7">nehty přerůstají konečky prstu</text:p>
            </text:list-item>
          </text:list>
        </text:list-item>
        <text:list-item>
          <text:p text:style-name="P7">porod</text:p>
          <text:list>
            <text:list-item>
              <text:p text:style-name="P7">50 cm; 3-3.5 kg</text:p>
            </text:list-item>
            <text:list-item>
              <text:p text:style-name="P7">hormon oxytocin → stahy děložního svalstva</text:p>
              <text:list>
                <text:list-item>
                  <text:p text:style-name="P7">podpora aktivními stahy břicha</text:p>
                </text:list-item>
              </text:list>
            </text:list-item>
            <text:list-item>
              <text:p text:style-name="P7">hlavou dolů na bok</text:p>
            </text:list-item>
            <text:list-item>
              <text:p text:style-name="P7">otevření porodních cest</text:p>
              <text:list>
                <text:list-item>
                  <text:p text:style-name="P7">hlavička tlačí na děložní hrdlo, to se otvírá</text:p>
                </text:list-item>
                <text:list-item>
                  <text:p text:style-name="P7">10-12 hodin</text:p>
                </text:list-item>
                <text:list-item>
                  <text:p text:style-name="P7">odtéká plodová voda, kontrakce</text:p>
                </text:list-item>
              </text:list>
            </text:list-item>
            <text:list-item>
              <text:p text:style-name="P7">vypuzení plodu</text:p>
              <text:list>
                <text:list-item>
                  <text:p text:style-name="P7">vlastní porod</text:p>
                </text:list-item>
                <text:list-item>
                  <text:p text:style-name="P7">cca hodina</text:p>
                </text:list-item>
                <text:list-item>
                  <text:p text:style-name="P7">otevřeny cesty</text:p>
                </text:list-item>
                <text:list-item>
                  <text:p text:style-name="P7">matka má tlačit při kontrakcích</text:p>
                </text:list-item>
              </text:list>
            </text:list-item>
            <text:list-item>
              <text:p text:style-name="P7">porod placenty</text:p>
              <text:list>
                <text:list-item>
                  <text:p text:style-name="P7">cca půl hodiny po porodu</text:p>
                </text:list-item>
                <text:list-item>
                  <text:p text:style-name="P7">odloučí se placenta včetně plodových obalů</text:p>
                </text:list-item>
              </text:list>
            </text:list-item>
            <text:list-item>
              <text:p text:style-name="P7">zavinutí dělohy</text:p>
              <text:list>
                <text:list-item>
                  <text:p text:style-name="P7">do původní podoby během šestinedělí</text:p>
                </text:list-item>
              </text:list>
            </text:list-item>
            <text:list-item>
              <text:p text:style-name="P7">potrat</text:p>
              <text:list>
                <text:list-item>
                  <text:p text:style-name="P7">k samovolným potratům dochází relativně často</text:p>
                  <text:list>
                    <text:list-item>
                      <text:p text:style-name="P7">nemusí být rozpoznán → opožděná menstruace</text:p>
                    </text:list-item>
                  </text:list>
                </text:list-item>
              </text:list>
            </text:list-item>
            <text:list-item>
              <text:p text:style-name="P7">interupce</text:p>
              <text:list>
                <text:list-item>
                  <text:p text:style-name="P7">umělé přerušení těhotenství</text:p>
                </text:list-item>
                <text:list-item>
                  <text:p text:style-name="P7">do 12.týdne</text:p>
                </text:list-item>
                <text:list-item>
                  <text:p text:style-name="P7">do 24. týdne v případě ohrožení matky</text:p>
                </text:list-item>
                <text:list-item>
                  <text:p text:style-name="P7">do 6. týdne vysáním pod tlakem</text:p>
                </text:list-item>
              </text:list>
            </text:list-item>
            <text:list-item>
              <text:p text:style-name="P8">antikoncepce</text:p>
              <text:list>
                <text:list-item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18T09:35:05.822085254</dc:date>
    <meta:editing-duration>PT13H52M39S</meta:editing-duration>
    <meta:editing-cycles>91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297" meta:character-count="1607" meta:non-whitespace-character-count="1437"/>
  </office:meta>
</office:document-meta>
</file>